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c3efa7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5809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10" svg:stroke-width="0.019cm" svg:stroke-color="#0177bf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811" svg:stroke-width="0.019cm" svg:stroke-color="#0177bf" draw:marker-start="Extrémité_20_de_20_ligne_20_1" draw:marker-start-width="0.15cm" draw:marker-start-center="false" draw:marker-end="Extrémité_20_de_20_ligne_20_1" draw:marker-end-width="0.15cm" draw:marker-end-center="false" draw:fill="solid" draw:fill-color="#0177b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177bf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c3efa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177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4.68cm" svg:height="2.242cm" svg:x="8.303cm" svg:y="13.647cm" svg:viewBox="0 0 4681 2243" draw:points="4681,2243 0,2243 2605,0">
            <text:p/>
          </draw:polygon>
          <draw:custom-shape draw:style-name="gr2" draw:text-style-name="P2" draw:layer="layout" svg:width="0.227cm" svg:height="0.228cm" draw:transform="rotate (0.78784162435024) translate (10.745cm 13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0.92cm" svg:y1="13.639cm" svg:x2="10.92cm" svg:y2="15.88cm">
            <text:p/>
          </draw:line>
          <draw:custom-shape draw:style-name="gr2" draw:text-style-name="P2" draw:layer="layout" svg:width="0.225cm" svg:height="0.227cm" svg:x="10.696cm" svg:y="15.6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8.313cm" svg:y1="16.094cm" svg:x2="12.961cm" svg:y2="16.09cm">
            <text:p/>
          </draw:line>
          <draw:line draw:style-name="gr5" draw:text-style-name="P4" draw:layer="layout" svg:x1="10.805cm" svg:y1="13.449cm" svg:x2="8.198cm" svg:y2="15.684cm">
            <text:p/>
          </draw:line>
          <draw:frame draw:style-name="gr6" draw:text-style-name="P6" draw:layer="layout" svg:width="1.006cm" svg:height="0.38cm" svg:x="10.142cm" svg:y="16.09cm">
            <draw:text-box>
              <text:p text:style-name="P5"><text:span text:style-name="T1">25 cm</text:span></text:p>
            </draw:text-box>
          </draw:frame>
          <draw:line draw:style-name="gr7" draw:text-style-name="P3" draw:layer="layout" svg:x1="11.107cm" svg:y1="13.55cm" svg:x2="13.173cm" svg:y2="15.776cm">
            <text:p/>
          </draw:line>
          <draw:frame draw:style-name="gr6" draw:text-style-name="P6" draw:layer="layout" svg:width="1.006cm" svg:height="0.38cm" draw:transform="rotate (-0.785398163397448) translate (12.095cm 14.079cm)">
            <draw:text-box>
              <text:p text:style-name="P5"><text:span text:style-name="T1">20 cm</text:span></text:p>
            </draw:text-box>
          </draw:frame>
          <draw:frame draw:style-name="gr6" draw:text-style-name="P6" draw:layer="layout" svg:width="1.006cm" svg:height="0.38cm" draw:transform="rotate (0.727104166380838) translate (8.844cm 14.583cm)">
            <draw:text-box>
              <text:p text:style-name="P5"><text:span text:style-name="T1">15 cm</text:span></text:p>
            </draw:text-box>
          </draw:frame>
          <draw:frame draw:style-name="gr6" draw:text-style-name="P6" draw:layer="layout" svg:width="1.006cm" svg:height="0.38cm" draw:transform="rotate (-1.5707963267949) translate (11.303cm 14.308cm)">
            <draw:text-box>
              <text:p text:style-name="P5"><text:span text:style-name="T1">12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de_20_ligne_20_1" draw:display-name="Extrémité de ligne 1" svg:viewBox="0 0 1131 1580" svg:d="M1013 1491l118 89-567-1580-564 1580 114-85 136-68 148-46 161-17 161 13 153 46z"/>
    <draw:stroke-dash draw:name="Dashed_20__28_var_29__20_5809" draw:display-name="Dashed (var) 5809" draw:style="rect" draw:dots1="1" draw:dots1-length="0.029cm" draw:dots2="1" draw:dots2-length="0.029cm" draw:distance="0.029cm"/>
    <draw:stroke-dash draw:name="Dashed_20__28_var_29__20_5810" draw:display-name="Dashed (var) 5810" draw:style="rect" draw:dots1="1" draw:dots1-length="0.009cm" draw:dots2="1" draw:dots2-length="0.009cm" draw:distance="0.009cm"/>
    <draw:stroke-dash draw:name="Dashed_20__28_var_29__20_5811" draw:display-name="Dashed (var) 5811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54:16.540564804</meta:creation-date>
    <dc:date>2018-03-16T15:54:39.810104030</dc:date>
    <meta:editing-duration>PT23S</meta:editing-duration>
    <meta:editing-cycles>1</meta:editing-cycles>
    <meta:generator>LibreOffice/6.0.0.3$MacOSX_X86_64 LibreOffice_project/64a0f66915f38c6217de274f0aa8e15618924765</meta:generator>
    <meta:document-statistic meta:object-count="12"/>
  </office:meta>
</office:document-meta>
</file>